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Standard">
      <style:text-properties officeooo:rsid="0006ef73" officeooo:paragraph-rsid="0006ef73"/>
    </style:style>
    <style:style style:name="P2" style:family="paragraph" style:parent-style-name="Standard">
      <style:paragraph-properties fo:text-align="center" style:justify-single-word="false"/>
      <style:text-properties officeooo:rsid="0006ef73" officeooo:paragraph-rsid="0006ef73"/>
    </style:style>
    <style:style style:name="P3" style:family="paragraph" style:parent-style-name="Standard">
      <style:text-properties officeooo:rsid="0006ef73" officeooo:paragraph-rsid="0013e4d8"/>
    </style:style>
    <style:style style:name="P4" style:family="paragraph" style:parent-style-name="Standard">
      <style:text-properties officeooo:rsid="000819b9" officeooo:paragraph-rsid="0006ef73"/>
    </style:style>
    <style:style style:name="P5" style:family="paragraph" style:parent-style-name="Standard">
      <style:text-properties officeooo:rsid="000819b9" officeooo:paragraph-rsid="000819b9"/>
    </style:style>
    <style:style style:name="P6" style:family="paragraph" style:parent-style-name="Standard">
      <style:text-properties officeooo:rsid="00087401" officeooo:paragraph-rsid="00087401"/>
    </style:style>
    <style:style style:name="P7" style:family="paragraph" style:parent-style-name="Standard">
      <style:text-properties officeooo:rsid="000ad10f" officeooo:paragraph-rsid="000ad10f"/>
    </style:style>
    <style:style style:name="P8" style:family="paragraph" style:parent-style-name="Standard">
      <style:text-properties officeooo:rsid="000ad10f" officeooo:paragraph-rsid="000f69da"/>
    </style:style>
    <style:style style:name="P9" style:family="paragraph" style:parent-style-name="Standard">
      <style:text-properties officeooo:rsid="000ad10f" officeooo:paragraph-rsid="0017a291"/>
    </style:style>
    <style:style style:name="P10" style:family="paragraph" style:parent-style-name="Standard">
      <style:text-properties officeooo:rsid="000a1b5e" officeooo:paragraph-rsid="000a1b5e"/>
    </style:style>
    <style:style style:name="P11" style:family="paragraph" style:parent-style-name="Standard">
      <style:text-properties officeooo:rsid="000bcadc" officeooo:paragraph-rsid="000bcadc"/>
    </style:style>
    <style:style style:name="P12" style:family="paragraph" style:parent-style-name="Standard">
      <style:text-properties officeooo:rsid="000d831c" officeooo:paragraph-rsid="000d831c"/>
    </style:style>
    <style:style style:name="P13" style:family="paragraph" style:parent-style-name="Standard">
      <style:text-properties officeooo:rsid="000f69da" officeooo:paragraph-rsid="000f69da"/>
    </style:style>
    <style:style style:name="P14" style:family="paragraph" style:parent-style-name="Standard">
      <style:paragraph-properties fo:text-align="center" style:justify-single-word="false"/>
      <style:text-properties officeooo:rsid="000f69da" officeooo:paragraph-rsid="000f69da"/>
    </style:style>
    <style:style style:name="P15" style:family="paragraph" style:parent-style-name="Standard">
      <style:text-properties officeooo:rsid="00109842" officeooo:paragraph-rsid="00109842"/>
    </style:style>
    <style:style style:name="P16" style:family="paragraph" style:parent-style-name="Standard">
      <style:text-properties officeooo:rsid="00121566" officeooo:paragraph-rsid="00121566"/>
    </style:style>
    <style:style style:name="P17" style:family="paragraph" style:parent-style-name="Standard">
      <style:paragraph-properties fo:text-align="center" style:justify-single-word="false"/>
      <style:text-properties style:text-underline-style="solid" style:text-underline-width="auto" style:text-underline-color="font-color" officeooo:rsid="0006ef73" officeooo:paragraph-rsid="0006ef73"/>
    </style:style>
    <style:style style:name="P18" style:family="paragraph" style:parent-style-name="Standard">
      <style:text-properties officeooo:rsid="0017a291" officeooo:paragraph-rsid="0017a291"/>
    </style:style>
    <style:style style:name="P19" style:family="paragraph" style:parent-style-name="Standard">
      <style:text-properties officeooo:rsid="0017a291" officeooo:paragraph-rsid="0017a291" fo:background-color="transparent"/>
    </style:style>
    <style:style style:name="P20" style:family="paragraph" style:parent-style-name="Preformatted_20_Text">
      <style:text-properties fo:font-variant="normal" fo:text-transform="none" fo:color="#080e31" style:font-name="monospace" fo:font-size="11.25pt" fo:letter-spacing="normal" fo:font-style="normal" fo:font-weight="normal" officeooo:paragraph-rsid="00109842"/>
    </style:style>
    <style:style style:name="P21" style:family="paragraph" style:parent-style-name="Table_20_Contents">
      <style:paragraph-properties fo:margin-left="0cm" fo:margin-right="0cm" fo:orphans="2" fo:widows="2" fo:text-indent="0cm" style:auto-text-indent="false"/>
      <style:text-properties officeooo:paragraph-rsid="0019b293"/>
    </style:style>
    <style:style style:name="P22" style:family="paragraph" style:parent-style-name="Standard">
      <style:text-properties officeooo:rsid="000ad10f" officeooo:paragraph-rsid="000ad10f"/>
    </style:style>
    <style:style style:name="P23" style:family="paragraph" style:parent-style-name="Standard">
      <style:text-properties officeooo:rsid="001ae01e" officeooo:paragraph-rsid="001ae01e"/>
    </style:style>
    <style:style style:name="P24" style:family="paragraph" style:parent-style-name="Preformatted_20_Text">
      <style:text-properties fo:font-variant="normal" fo:text-transform="none" fo:color="#080e31" style:font-name="monospace" fo:font-size="11.25pt" fo:letter-spacing="normal" fo:font-style="normal" fo:font-weight="normal" officeooo:rsid="00109842" officeooo:paragraph-rsid="00109842"/>
    </style:style>
    <style:style style:name="T1" style:family="text">
      <style:text-properties officeooo:rsid="000ad10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fo:color="#333333" style:font-name="Consolas" fo:font-size="11.25pt" fo:letter-spacing="normal" fo:font-style="normal" fo:font-weight="normal"/>
    </style:style>
    <style:style style:name="T5" style:family="text">
      <style:text-properties fo:font-variant="normal" fo:text-transform="none" fo:color="#333333" style:font-name="Consolas" fo:font-size="11.25pt" fo:letter-spacing="normal" fo:font-style="normal" fo:font-weight="bold"/>
    </style:style>
    <style:style style:name="T6" style:family="text">
      <style:text-properties officeooo:rsid="00180dd3"/>
    </style:style>
    <style:style style:name="T7" style:family="text">
      <style:text-properties officeooo:rsid="0019d4bd"/>
    </style:style>
    <style:style style:name="T8" style:family="text">
      <style:text-properties officeooo:rsid="0019d4bd" fo:background-color="#ffff00" loext:char-shading-value="0"/>
    </style:style>
    <style:style style:name="T9" style:family="text">
      <style:text-properties officeooo:rsid="00180dd3"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ertificat de securité : </text:p>
      <text:p text:style-name="P17">certbot</text:p>
      <text:p text:style-name="P4">install software-properties-common</text:p>
      <text:p text:style-name="P5">add-apt-repository ppa:certbot/certbot</text:p>
      <text:p text:style-name="P5">install certbot</text:p>
      <text:p text:style-name="P5"/>
      <text:p text:style-name="P16">Soit ne pas avoir de server du le port 443 (et 80 pour le renew), soit utiliser le bon plugin (ici nginx, installer le plugin certbot nginx, et –nginx dans les lignes de commande)</text:p>
      <text:p text:style-name="P7">certbot certonly</text:p>
      <text:p text:style-name="P7">1 – temporary standalone server</text:p>
      <text:p text:style-name="P7">=&gt; mettre uniquement le fqdn de openfire (il a l’air de pas aimer sinon)</text:p>
      <text:p text:style-name="P7"/>
      <text:p text:style-name="P23">A mettre en crontab pour renouvellement automatique des certificat (test 1 fois par semaine, et si ça a été fait, réimporte dans openfire)</text:p>
      <table:table table:name="Tableau4" table:style-name="Tableau4">
        <table:table-column table:style-name="Tableau4.A"/>
        <table:table-row>
          <table:table-cell table:style-name="Tableau4.A1" office:value-type="string">
            <text:p text:style-name="Table_20_Contents">#!/bin/bash</text:p>
            <text:p text:style-name="Table_20_Contents"/>
            <text:p text:style-name="Table_20_Contents">answer=$(certbot renew --nginx)</text:p>
            <text:p text:style-name="Table_20_Contents">if [ $(echo "$answer" | grep msg.warin.info | grep -c success) -eq 1 ]</text:p>
            <text:p text:style-name="Table_20_Contents">then</text:p>
            <text:p text:style-name="Table_20_Contents"><text:tab/>/usr/share/importopenfirecert.sh</text:p>
            <text:p text:style-name="Table_20_Contents">fi</text:p>
          </table:table-cell>
        </table:table-row>
      </table:table>
      <text:p text:style-name="P7"/>
      <text:p text:style-name="P1"/>
      <text:p text:style-name="P2">serveur XMPP :</text:p>
      <text:p text:style-name="P17">openfire</text:p>
      <text:p text:style-name="P6">télécharger sur le site le fichier deb https://www.igniterealtime.org/downloads/</text:p>
      <text:p text:style-name="P6">installer une jre</text:p>
      <text:p text:style-name="P6">dpkg -i le_paquet</text:p>
      <text:p text:style-name="P6">=&gt; 127.0.0.1:9090 console d’admin pour paramétrer le truc</text:p>
      <text:p text:style-name="P7">nom du server et fqdn identiques (sinon niveau certificats a première vue ca chie)</text:p>
      <text:p text:style-name="P6"/>
      <text:p text:style-name="P6">paramètres du server / http bindings / script syntax =&gt; enabled (BOSH)</text:p>
      <text:p text:style-name="P6"/>
      <text:p text:style-name="P10">ne pas oublier les enregistrements DNS (gestion du server, paramètres du server, clique sur le message DNS)</text:p>
      <text:p text:style-name="P7">et</text:p>
      <text:p text:style-name="P7">server=&gt;tls/ssl certificates=&gt;identity store=&gt;manage store content=&gt;lui donner le contenu de privkey.pem et cert.pem sans mot de passe</text:p>
      <text:p text:style-name="P7"/>
      <text:p text:style-name="P18">Script bash pour installer les certificats dans openfire :</text:p>
      <text:p text:style-name="P18"/>
      <table:table table:name="Tableau1" table:style-name="Tableau1">
        <table:table-column table:style-name="Tableau1.A"/>
        <table:table-row>
          <table:table-cell table:style-name="Tableau1.A1" office:value-type="string">
            <text:p text:style-name="Table_20_Contents">#!/bin/bash</text:p>
            <text:p text:style-name="Table_20_Contents"/>
            <text:p text:style-name="Table_20_Contents">export PASS=changeit <text:span text:style-name="T6"># mot de passe par defaut de openfire (</text:span><text:span text:style-name="T9">pour l’instant je sais pas le changer</text:span><text:span text:style-name="T6">)</text:span></text:p>
            <text:p text:style-name="Table_20_Contents">P12=$( mktemp -q /tmp/server.XXXXXX )</text:p>
            <text:p text:style-name="Table_20_Contents">ALIAS=msg.warin.info</text:p>
            <text:p text:style-name="Table_20_Contents">KNEW=/etc/openfire/security/keystore.new</text:p>
            <text:p text:style-name="Table_20_Contents">KOLD=/etc/openfire/security/keystore</text:p>
            <text:p text:style-name="Table_20_Contents">FULL=/etc/letsencrypt/live/msg.warin.info/fullchain.pem</text:p>
            <text:p text:style-name="Table_20_Contents">PRIV=/etc/letsencrypt/live/msg.warin.info/privkey.pem</text:p>
            <text:p text:style-name="Table_20_Contents"/>
            <text:p text:style-name="Table_20_Contents"><text:soft-page-break/>rm -f $KNEW</text:p>
            <text:p text:style-name="Table_20_Contents"/>
            <text:p text:style-name="Table_20_Contents">openssl pkcs12 -export -password env:PASS -in $FULL -inkey $PRIV -out $P12 -name $ALIAS</text:p>
            <text:p text:style-name="Table_20_Contents"/>
            <text:p text:style-name="Table_20_Contents">keytool -importkeystore -deststorepass $PASS -destkeypass $PASS -destkeystore $KNEW -deststoretype PKCS12 -srckeystore $P12 -srcstoretype PKCS12 -srcstorepass $PASS -alias $ALIAS</text:p>
            <text:p text:style-name="Table_20_Contents"/>
            <text:p text:style-name="Table_20_Contents">rm -f $P12</text:p>
            <text:p text:style-name="Table_20_Contents"/>
            <text:p text:style-name="Table_20_Contents">mv $KOLD $KOLD.$( date "+%s" )</text:p>
            <text:p text:style-name="Table_20_Contents">mv $KNEW $KOLD</text:p>
            <text:p text:style-name="P21"><text:span text:style-name="T4">service openfire </text:span><text:span text:style-name="T5">stop</text:span></text:p>
            <text:p text:style-name="P21"><text:span text:style-name="T4">service openfire </text:span><text:span text:style-name="T5">start</text:span></text:p>
          </table:table-cell>
        </table:table-row>
      </table:table>
      <text:p text:style-name="P19"/>
      <text:p text:style-name="P18"/>
      <text:p text:style-name="P3"/>
      <text:p text:style-name="P3"/>
      <text:p text:style-name="P2">Client XMPP :</text:p>
      <text:p text:style-name="P17">conversejs <text:span text:style-name="T1">via nginx</text:span></text:p>
      <text:p text:style-name="P1"><text:a xlink:type="simple" xlink:href="https://github.com/conversejs/converse.js/releases" text:style-name="Internet_20_link" text:visited-style-name="Visited_20_Internet_20_Link">https://github.com/conversejs/converse.js/releases</text:a></text:p>
      <text:p text:style-name="P1"/>
      <text:p text:style-name="P13">mis dans /<text:span text:style-name="T2">var/</text:span><text:span text:style-name="T3">www/converseje</text:span></text:p>
      <text:p text:style-name="P8">fichier index de converse :</text:p>
      <text:p text:style-name="P8"/>
      <table:table table:name="Tableau2" table:style-name="Tableau2">
        <table:table-column table:style-name="Tableau2.A"/>
        <table:table-row>
          <table:table-cell table:style-name="Tableau2.A1" office:value-type="string">
            <text:p text:style-name="P9">&lt;html&gt;</text:p>
            <text:p text:style-name="P9"><text:tab/>&lt;head&gt;</text:p>
            <text:p text:style-name="P9"><text:tab/><text:tab/>&lt;link rel="stylesheet" type="text/css" media="screen" href="https://cdn.conversejs.org/6.0.0/dist/converse.min.css"&gt;</text:p>
            <text:p text:style-name="P9"><text:tab/><text:tab/>&lt;script src="https://cdn.conversejs.org/6.0.0/dist/converse.min.js" charset="utf-8"&gt;&lt;/script&gt;</text:p>
            <text:p text:style-name="P9"><text:tab/>&lt;/head&gt;</text:p>
            <text:p text:style-name="P9"><text:tab/>&lt;body&gt;</text:p>
            <text:p text:style-name="P9"><text:tab/><text:tab/>&lt;script&gt;</text:p>
            <text:p text:style-name="P9"><text:s text:c="4"/>converse.initialize({</text:p>
            <text:p text:style-name="P9"><text:s text:c="8"/>bosh_service_url: 'https://msg.warin.info:7443/http-bind/', // Please use this connection manager only for testing purposes</text:p>
            <text:p text:style-name="P9"><text:tab/> <text:s text:c="3"/>authentication: 'login',</text:p>
            <text:p text:style-name="P9"><text:tab/>view_mode: 'fullscreen',</text:p>
            <text:p text:style-name="P9"><text:tab/> <text:s text:c="3"/>default_domain: 'https://msg.warin.info:7443/http-bind/',</text:p>
            <text:p text:style-name="P9"><text:tab/> <text:s text:c="3"/>registration_domain: 'https://msg.warin.info:7443/http-bind/'</text:p>
            <text:p text:style-name="P9"><text:s text:c="4"/>});</text:p>
            <text:p text:style-name="P9">&lt;/script&gt;</text:p>
            <text:p text:style-name="P9"><text:tab/>&lt;/body&gt;</text:p>
            <text:p text:style-name="P9">&lt;/html&gt;</text:p>
          </table:table-cell>
        </table:table-row>
      </table:table>
      <text:p text:style-name="P8"/>
      <text:p text:style-name="P1"/>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erver Nginx</text:p>
      <text:p text:style-name="P7">config nginx :</text:p>
      <text:p text:style-name="P7"/>
      <table:table table:name="Tableau3" table:style-name="Tableau3">
        <table:table-column table:style-name="Tableau3.A"/>
        <table:table-row>
          <table:table-cell table:style-name="Tableau3.A1" office:value-type="string">
            <text:p text:style-name="P9">server {</text:p>
            <text:p text:style-name="P9"><text:s text:c="4"/>listen 443 ssl http2;</text:p>
            <text:p text:style-name="P9"><text:s text:c="4"/>listen [::]:4443 ssl http2;</text:p>
            <text:p text:style-name="P9"><text:s text:c="4"/>server_name msg.warin.info;</text:p>
            <text:p text:style-name="P9"/>
            <text:p text:style-name="P9"><text:s text:c="4"/>ssl_protocols TLSv1 TLSv1.1 TLSv1.2;</text:p>
            <text:p text:style-name="P9"><text:s text:c="4"/>ssl_prefer_server_ciphers on;</text:p>
            <text:p text:style-name="P9"><text:s text:c="4"/>ssl_ciphers "EECDH+ECDSA+AESGCM:EECDH+aRSA+AESGCM:EECDH+ECDSA+SHA256:EECDH+aRSA+SHA256:EECDH+ECDSA+SHA384:EECDH+ECDSA+SHA256:EECDH+aRSA+SHA384:EDH+aRSA+AESGCM:EDH+aRSA+SHA256:EDH+aRSA:EECDH:!aNULL:!eNULL:!MEDIUM:!LOW:!3DES:!MD5:!EXP:!PSK:!SRP:!DSS:!RC4:!SEED";</text:p>
            <text:p text:style-name="P9"/>
            <text:p text:style-name="P9"><text:s text:c="4"/>add_header Strict-Transport-Security "max-age=31536000";</text:p>
            <text:p text:style-name="P9"/>
            <text:p text:style-name="P9"><text:s text:c="4"/>ssl_certificate /etc/letsencrypt/live/msg.warin.info/cert.pem;</text:p>
            <text:p text:style-name="P9"><text:s text:c="4"/>ssl_certificate_key /etc/letsencrypt/live/msg.warin.info/privkey.pem;</text:p>
            <text:p text:style-name="P9"/>
            <text:p text:style-name="P9"><text:s text:c="4"/>root /var/www/conversejs;</text:p>
            <text:p text:style-name="P9"/>
            <text:p text:style-name="P9"><text:s text:c="4"/>gzip on;</text:p>
            <text:p text:style-name="P9"><text:s text:c="4"/>gzip_types text/plain text/css application/javascript application/json;</text:p>
            <text:p text:style-name="P9"><text:s text:c="4"/>gzip_vary on;</text:p>
            <text:p text:style-name="P9"/>
            <text:p text:style-name="P9">}</text:p>
          </table:table-cell>
        </table:table-row>
      </table:table>
      <text:p text:style-name="P7"/>
      <text:p text:style-name="P7"/>
      <text:p text:style-name="P11">Ports utilisés et donc natés sur le routeur :</text:p>
      <text:p text:style-name="P11"/>
      <text:p text:style-name="P11">443 pour converse</text:p>
      <text:p text:style-name="P11">7443 pour openfire &lt;=&gt; converse</text:p>
      <text:p text:style-name="P12">5222 pour openfire &lt;=&gt; client xmpp classique</text:p>
      <text:p text:style-name="P12"/>
      <text:p text:style-name="P12"/>
      <text:p text:style-name="P15">Ajouté dans le DNS :</text:p>
      <text:p text:style-name="P15"><text:soft-page-break/></text:p>
      <text:p text:style-name="P24">msg 1800 IN A 82.65.97.114</text:p>
      <text:p text:style-name="P24">msg 900 IN SRV 0 5 5222 _xmpp-client._tcp.msg.warin.info.</text:p>
      <text:p text:style-name="P20">msg 900 IN SRV 0 5 5223 _xmpps-client._tcp.msg.warin.info.</text:p>
      <text:p text:style-name="P20">msg 900 IN SRV 0 5 5269 _xmpp-server._tcp.msg.warin.info.</text:p>
      <text:p text:style-name="P20">msg 900 IN SRV 0 5 5270 _xmpps-server._tcp.msg.warin.info.</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13:19:20.542939848</meta:creation-date>
    <dc:date>2020-09-15T20:32:56.519896402</dc:date>
    <meta:editing-duration>PT6H48M54S</meta:editing-duration>
    <meta:editing-cycles>16</meta:editing-cycles>
    <meta:generator>LibreOffice/6.0.7.3$Linux_X86_64 LibreOffice_project/00m0$Build-3</meta:generator>
    <meta:document-statistic meta:table-count="4" meta:image-count="0" meta:object-count="0" meta:page-count="4" meta:paragraph-count="93" meta:word-count="448" meta:character-count="4037" meta:non-whitespace-character-count="3586"/>
  </office:meta>
</office:document-meta>
</file>